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3" style:family="table-cell" style:parent-style-name="Default" style:data-style-name="N33"/>
    <style:style style:name="ce2" style:family="table-cell" style:parent-style-name="Default" style:data-style-name="N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2];1;[.C$2:.C2])" office:value-type="float" office:value="33" calcext:value-type="float">
            <text:p>33</text:p>
          </table:table-cell>
          <table:table-cell office:value-type="string" calcext:value-type="string">
            <text:p>Presentación de la asignatura y cuestionario de evaluación ini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3];1;[.C$2:.C3])" office:value-type="float" office:value="30" calcext:value-type="float">
            <text:p>30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4];1;[.C$2:.C4])" office:value-type="float" office:value="27" calcext:value-type="float">
            <text:p>27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5];1;[.C$2:.C5])" office:value-type="float" office:value="24" calcext:value-type="float">
            <text:p>24</text:p>
          </table:table-cell>
          <table:table-cell office:value-type="string" calcext:value-type="string">
            <text:p>UD2: Introduccińo a la programación con Scr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6];1;[.C$2:.C6])" office:value-type="float" office:value="22" calcext:value-type="float">
            <text:p>22</text:p>
          </table:table-cell>
          <table:table-cell office:value-type="string" calcext:value-type="string">
            <text:p>UD2: Introducción a la programación con Scr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7];1;[.C$2:.C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8];1;[.C$2:.C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9];1;[.C$2:.C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0];1;[.C$2:.C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1];1;[.C$2:.C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2];1;[.C$2:.C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1;[.C:.C])-SUMIF([.A$2:.A13];1;[.C$2: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1;[.C:.C])-SUMIF([.A$2:.A14];1;[.C$2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5];2;[.C$15:.C1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6];2;[.C$15:.C1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7];2;[.C$15:.C1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2;[.C:.C])-SUMIF([.A$15:.A18];2;[.C$15:.C1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19];2;[.C$15:.C1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0];2;[.C$15:.C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1];2;[.C$15:.C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2];2;[.C$15:.C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3];2;[.C$15:.C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4];2;[.C$15:.C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5];2;[.C$15:.C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2;[.C:.C])-SUMIF([.A$15:.A26];2;[.C$15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7];3;[.C$27:.C2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8];3;[.C$27:.C2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29];3;[.C$27:.C2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0];3;[.C$27:.C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31];3;[.C$27:.C3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:.A];3;[.C:.C])-SUMIF([.A$27:.A32];3;[.C$27:.C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3];3;[.C$27:.C3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4];3;[.C$27:.C3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:.A];3;[.C:.C])-SUMIF([.A$27:.A35];3;[.C$27:.C3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6];3;[.C$27:.C3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7];3;[.C$27:.C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8];3;[.C$27:.C3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39];3;[.C$27:.C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0];3;[.C$27:.C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:.A];3;[.C:.C])-SUMIF([.A$27:.A41];3;[.C$27:.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:.A];3;[.C:.C])-SUMIF([.A$27:.A42];3;[.C$27:.C42])" office:value-type="float" office:value="0" calcext:value-type="float">
            <text:p>0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36" calcext:value-type="float">
            <text:p>36</text:p>
          </table:table-cell>
          <table:table-cell table:formula="of:=SUMIFS([$semana.C2:$semana.C42];[$semana.A2:$semana.A42];1;[$semana.E2:$semana.E42];&quot;&lt;&gt;&quot;)" office:value-type="float" office:value="14" calcext:value-type="float">
            <text:p>14</text:p>
          </table:table-cell>
          <table:table-cell table:formula="of:=[.C2]/[.B2]" office:value-type="percentage" office:value="0.388888888888889" calcext:value-type="percentage">
            <text:p>39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30" calcext:value-type="float">
            <text:p>3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40" calcext:value-type="float">
            <text:p>40</text:p>
          </table:table-cell>
          <table:table-cell table:formula="of:=SUMIFS([$semana.C2:$semana.C42];[$semana.A2:$semana.A42];3;[$semana.E2:$semana.E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table table:name="trimestre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rimestre</text:p>
          </table:table-cell>
          <table:table-cell office:value-type="string" calcext:value-type="string">
            <text:p>Unidad didác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1: Pensamiento computac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2: Introducción a la program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D3: Robótica y programa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D4: Introducción a la Inteligencia Artifi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D5: Inteligencia Artificial y Robót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9-21T21:21:19.770169453</dc:date>
    <meta:editing-duration>PT30M8S</meta:editing-duration>
    <meta:editing-cycles>13</meta:editing-cycles>
    <meta:generator>LibreOffice/7.4.0.3$Linux_X86_64 LibreOffice_project/f85e47c08ddd19c015c0114a68350214f7066f5a</meta:generator>
    <meta:document-statistic meta:table-count="3" meta:cell-count="202" meta:object-count="0"/>
  </office:meta>
</office:document-meta>
</file>